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fo:language="en" fo:country="GB"/>
    </style:style>
    <style:style style:name="P2" style:parent-style-name="Subtitle" style:family="paragraph">
      <style:text-properties fo:language="en" fo:country="GB"/>
    </style:style>
    <style:style style:name="P3" style:parent-style-name="Heading1" style:family="paragraph">
      <style:text-properties fo:language="en" fo:country="GB"/>
    </style:style>
    <style:style style:name="TableColumn5" style:family="table-column">
      <style:table-column-properties style:column-width="3.1305in"/>
    </style:style>
    <style:style style:name="TableColumn6" style:family="table-column">
      <style:table-column-properties style:column-width="3.1305in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>
        <style:tab-stops>
          <style:tab-stop style:type="left" style:position="0.8125in"/>
        </style:tab-stops>
      </style:paragraph-properties>
      <style:text-properties fo:language="en" fo:country="GB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language="en" fo:country="GB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language="en" fo:country="GB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language="en" fo:country="GB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language="en" fo:country="GB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language="en" fo:country="GB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GB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GB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GB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Heading2" style:family="paragraph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name="T35" style:parent-style-name="DefaultParagraphFont" style:family="text">
      <style:text-properties fo:language="en" fo:country="GB"/>
    </style:style>
    <style:style style:name="T36" style:parent-style-name="DefaultParagraphFont" style:family="text">
      <style:text-properties fo:language="en" fo:country="GB"/>
    </style:style>
    <style:style style:name="T37" style:parent-style-name="DefaultParagraphFont" style:family="text">
      <style:text-properties fo:language="en" fo:country="GB"/>
    </style:style>
    <style:style style:name="P38" style:parent-style-name="Heading2" style:family="paragraph">
      <style:text-properties fo:language="en" fo:country="GB"/>
    </style:style>
    <style:style style:name="T39" style:parent-style-name="DefaultParagraphFont" style:family="text">
      <style:text-properties fo:language="en" fo:country="GB"/>
    </style:style>
    <style:style style:name="T40" style:parent-style-name="DefaultParagraphFont" style:family="text">
      <style:text-properties fo:language="en" fo:country="GB"/>
    </style:style>
    <style:style style:name="T41" style:parent-style-name="DefaultParagraphFont" style:family="text">
      <style:text-properties fo:language="en" fo:country="GB"/>
    </style:style>
    <style:style style:name="P42" style:parent-style-name="Heading2" style:family="paragraph">
      <style:text-properties fo:language="en" fo:country="GB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en" fo:country="GB"/>
    </style:style>
    <style:style style:name="T45" style:parent-style-name="DefaultParagraphFont" style:family="text">
      <style:text-properties fo:language="en" fo:country="GB"/>
    </style:style>
    <style:style style:name="T46" style:parent-style-name="DefaultParagraphFont" style:family="text">
      <style:text-properties fo:language="en" fo:country="GB"/>
    </style:style>
    <style:style style:name="T47" style:parent-style-name="DefaultParagraphFont" style:family="text">
      <style:text-properties fo:language="en" fo:country="GB"/>
    </style:style>
    <style:style style:name="P48" style:parent-style-name="Normal" style:family="paragraph">
      <style:paragraph-properties fo:keep-with-next="always"/>
    </style:style>
    <style:style style:name="P49" style:parent-style-name="Normal" style:family="paragraph">
      <style:paragraph-properties fo:keep-with-next="always"/>
    </style:style>
    <style:style style:name="T50" style:parent-style-name="Hyperlink" style:family="text">
      <style:text-properties fo:language="en" fo:country="GB"/>
    </style:style>
    <style:style style:name="T51" style:parent-style-name="Hyperlink" style:family="text">
      <style:text-properties fo:language="en" fo:country="GB"/>
    </style:style>
    <style:style style:name="T52" style:parent-style-name="Hyperlink" style:family="text">
      <style:text-properties fo:language="en" fo:country="GB"/>
    </style:style>
    <style:style style:name="T53" style:parent-style-name="Hyperlink" style:family="text">
      <style:text-properties fo:language="en" fo:country="GB"/>
    </style:style>
    <style:style style:name="T54" style:parent-style-name="Hyperlink" style:family="text">
      <style:text-properties fo:language="en" fo:country="GB"/>
    </style:style>
    <style:style style:name="T55" style:parent-style-name="Hyperlink" style:family="text">
      <style:text-properties fo:language="en" fo:country="GB"/>
    </style:style>
    <style:style style:name="P56" style:parent-style-name="Normal" style:family="paragraph">
      <style:paragraph-properties fo:break-before="page"/>
      <style:text-properties fo:language="en" fo:country="GB"/>
    </style:style>
    <style:style style:name="P57" style:parent-style-name="Heading1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Heading2" style:family="paragraph">
      <style:text-properties fo:language="en" fo:country="GB"/>
    </style:style>
    <style:style style:name="P60" style:parent-style-name="ListParagraph" style:family="paragraph"/>
    <style:style style:name="T61" style:parent-style-name="DefaultParagraphFont" style:family="text">
      <style:text-properties fo:language="en" fo:country="GB"/>
    </style:style>
    <style:style style:name="T62" style:parent-style-name="DefaultParagraphFont" style:family="text">
      <style:text-properties fo:language="en" fo:country="GB"/>
    </style:style>
    <style:style style:name="T63" style:parent-style-name="DefaultParagraphFont" style:family="text">
      <style:text-properties fo:language="en" fo:country="GB"/>
    </style:style>
    <style:style style:name="T64" style:parent-style-name="DefaultParagraphFont" style:family="text">
      <style:text-properties fo:language="en" fo:country="GB"/>
    </style:style>
    <style:style style:name="T65" style:parent-style-name="DefaultParagraphFont" style:family="text">
      <style:text-properties fo:language="en" fo:country="GB"/>
    </style:style>
    <style:style style:name="T66" style:parent-style-name="DefaultParagraphFont" style:family="text">
      <style:text-properties fo:language="en" fo:country="GB"/>
    </style:style>
    <style:style style:name="T67" style:parent-style-name="Hyperlink" style:family="text">
      <style:text-properties fo:language="en" fo:country="GB"/>
    </style:style>
    <style:style style:name="T68" style:parent-style-name="Hyperlink" style:family="text">
      <style:text-properties fo:language="en" fo:country="GB"/>
    </style:style>
    <style:style style:name="T69" style:parent-style-name="Hyperlink" style:family="text">
      <style:text-properties fo:language="en" fo:country="GB"/>
    </style:style>
    <style:style style:name="P70" style:parent-style-name="ListParagraph" style:family="paragraph"/>
    <style:style style:name="T71" style:parent-style-name="DefaultParagraphFont" style:family="text">
      <style:text-properties fo:language="en" fo:country="GB"/>
    </style:style>
    <style:style style:name="P72" style:parent-style-name="ListParagraph" style:family="paragraph"/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en" fo:country="GB"/>
    </style:style>
    <style:style style:name="P75" style:parent-style-name="ListParagraph" style:family="paragraph">
      <style:text-properties fo:language="en" fo:country="GB"/>
    </style:style>
    <style:style style:name="P76" style:parent-style-name="ListParagraph" style:family="paragraph">
      <style:text-properties fo:language="en" fo:country="GB"/>
    </style:style>
    <style:style style:name="P77" style:parent-style-name="ListParagraph" style:family="paragraph">
      <style:text-properties fo:language="en" fo:country="GB"/>
    </style:style>
    <style:style style:name="P78" style:parent-style-name="ListParagraph" style:family="paragraph">
      <style:text-properties fo:language="en" fo:country="GB"/>
    </style:style>
    <style:style style:name="P79" style:parent-style-name="ListParagraph" style:family="paragraph">
      <style:text-properties fo:language="en" fo:country="GB"/>
    </style:style>
    <style:style style:name="P80" style:parent-style-name="ListParagraph" style:family="paragraph">
      <style:text-properties fo:language="en" fo:country="GB"/>
    </style:style>
    <style:style style:name="P81" style:parent-style-name="ListParagraph" style:family="paragraph">
      <style:text-properties fo:language="en" fo:country="GB"/>
    </style:style>
    <style:style style:name="P82" style:parent-style-name="ListParagraph" style:family="paragraph">
      <style:text-properties fo:language="en" fo:country="GB"/>
    </style:style>
    <style:style style:name="P83" style:parent-style-name="ListParagraph" style:family="paragraph">
      <style:text-properties fo:language="en" fo:country="GB"/>
    </style:style>
    <style:style style:name="P84" style:parent-style-name="ListParagraph" style:family="paragraph">
      <style:text-properties fo:language="en" fo:country="GB"/>
    </style:style>
    <style:style style:name="P85" style:parent-style-name="ListParagraph" style:family="paragraph">
      <style:text-properties fo:language="en" fo:country="GB"/>
    </style:style>
    <style:style style:name="P86" style:parent-style-name="ListParagraph" style:family="paragraph">
      <style:text-properties fo:language="en" fo:country="GB"/>
    </style:style>
    <style:style style:name="P87" style:parent-style-name="ListParagraph" style:family="paragraph">
      <style:text-properties fo:language="en" fo:country="GB"/>
    </style:style>
    <style:style style:name="P88" style:parent-style-name="ListParagraph" style:family="paragraph">
      <style:text-properties fo:language="en" fo:country="GB"/>
    </style:style>
    <style:style style:name="P89" style:parent-style-name="ListParagraph" style:family="paragraph">
      <style:text-properties fo:language="en" fo:country="GB"/>
    </style:style>
    <style:style style:name="P90" style:parent-style-name="Heading2" style:family="paragraph">
      <style:text-properties fo:language="en" fo:country="GB"/>
    </style:style>
    <style:style style:name="P91" style:parent-style-name="ListParagraph" style:family="paragraph"/>
    <style:style style:name="T92" style:parent-style-name="DefaultParagraphFont" style:family="text">
      <style:text-properties fo:language="en" fo:country="GB"/>
    </style:style>
    <style:style style:name="T93" style:parent-style-name="DefaultParagraphFont" style:family="text">
      <style:text-properties fo:language="en" fo:country="GB"/>
    </style:style>
    <style:style style:name="P94" style:parent-style-name="ListParagraph" style:family="paragraph"/>
    <style:style style:name="T95" style:parent-style-name="DefaultParagraphFont" style:family="text">
      <style:text-properties fo:language="en" fo:country="GB"/>
    </style:style>
    <style:style style:name="T96" style:parent-style-name="DefaultParagraphFont" style:family="text">
      <style:text-properties fo:language="en" fo:country="GB"/>
    </style:style>
    <style:style style:name="P97" style:parent-style-name="ListParagraph" style:family="paragraph"/>
    <style:style style:name="T98" style:parent-style-name="DefaultParagraphFont" style:family="text">
      <style:text-properties fo:language="en" fo:country="GB"/>
    </style:style>
    <style:style style:name="T99" style:parent-style-name="DefaultParagraphFont" style:family="text">
      <style:text-properties fo:language="en" fo:country="GB"/>
    </style:style>
    <style:style style:name="T100" style:parent-style-name="DefaultParagraphFont" style:family="text">
      <style:text-properties fo:language="en" fo:country="GB"/>
    </style:style>
    <style:style style:name="T101" style:parent-style-name="DefaultParagraphFont" style:family="text">
      <style:text-properties fo:language="en" fo:country="GB"/>
    </style:style>
    <style:style style:name="P102" style:parent-style-name="ListParagraph" style:family="paragraph"/>
    <style:style style:name="T103" style:parent-style-name="DefaultParagraphFont" style:family="text">
      <style:text-properties fo:language="en" fo:country="GB"/>
    </style:style>
    <style:style style:name="T104" style:parent-style-name="DefaultParagraphFont" style:family="text">
      <style:text-properties fo:language="en" fo:country="GB"/>
    </style:style>
    <style:style style:name="P105" style:parent-style-name="ListParagraph" style:family="paragraph"/>
    <style:style style:name="T106" style:parent-style-name="DefaultParagraphFont" style:family="text">
      <style:text-properties fo:language="en" fo:country="GB"/>
    </style:style>
    <style:style style:name="P107" style:parent-style-name="ListParagraph" style:family="paragraph"/>
    <style:style style:name="T108" style:parent-style-name="DefaultParagraphFont" style:family="text">
      <style:text-properties fo:language="en" fo:country="GB"/>
    </style:style>
    <style:style style:name="T109" style:parent-style-name="DefaultParagraphFont" style:family="text">
      <style:text-properties fo:language="en" fo:country="GB"/>
    </style:style>
    <style:style style:name="P110" style:parent-style-name="ListParagraph" style:family="paragraph"/>
    <style:style style:name="T111" style:parent-style-name="DefaultParagraphFont" style:family="text">
      <style:text-properties fo:language="en" fo:country="GB"/>
    </style:style>
    <style:style style:name="P112" style:parent-style-name="ListParagraph" style:family="paragraph"/>
    <style:style style:name="P113" style:parent-style-name="ListParagraph" style:family="paragraph"/>
    <style:style style:name="T114" style:parent-style-name="DefaultParagraphFont" style:family="text">
      <style:text-properties fo:language="en" fo:country="GB"/>
    </style:style>
    <style:style style:name="P115" style:parent-style-name="ListParagraph" style:family="paragraph"/>
    <style:style style:name="P116" style:parent-style-name="ListParagraph" style:family="paragraph"/>
    <style:style style:name="T117" style:parent-style-name="DefaultParagraphFont" style:family="text">
      <style:text-properties fo:language="en" fo:country="GB"/>
    </style:style>
    <style:style style:name="P118" style:parent-style-name="ListParagraph" style:family="paragraph"/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Deep Learning Lab</text:p>
      <text:p text:style-name="P2">Exercise 2</text:p>
      <text:h text:style-name="P3" text:outline-level="1">Task 1</text:h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Head</text:p>
          </table:table-cell>
          <table:table-cell table:style-name="TableCell10">
            <text:p text:style-name="P11">IoU</text:p>
          </table:table-cell>
        </table:table-row>
        <table:table-row table:style-name="TableRow12">
          <table:table-cell table:style-name="TableCell13">
            <text:p text:style-name="P14">Linear</text:p>
          </table:table-cell>
          <table:table-cell table:style-name="TableCell15">
            <text:p text:style-name="P16">0.42</text:p>
          </table:table-cell>
        </table:table-row>
        <table:table-row table:style-name="TableRow17">
          <table:table-cell table:style-name="TableCell18">
            <text:p text:style-name="P19">Convolutional</text:p>
          </table:table-cell>
          <table:table-cell table:style-name="TableCell20">
            <text:p text:style-name="P21">0.48</text:p>
          </table:table-cell>
        </table:table-row>
        <table:table-row table:style-name="TableRow22">
          <table:table-cell table:style-name="TableCell23">
            <text:p text:style-name="P24">Transformer</text:p>
          </table:table-cell>
          <table:table-cell table:style-name="TableCell25">
            <text:p text:style-name="P26">0.62</text:p>
          </table:table-cell>
        </table:table-row>
        <table:table-row table:style-name="TableRow27">
          <table:table-cell table:style-name="TableCell28">
            <text:p text:style-name="P29">Transformer (shared Q&amp;K)</text:p>
          </table:table-cell>
          <table:table-cell table:style-name="TableCell30">
            <text:p text:style-name="P31">0.59</text:p>
          </table:table-cell>
        </table:table-row>
      </table:table>
      <text:p text:style-name="P32"/>
      <text:h text:style-name="P33" text:outline-level="2">1.2</text:h>
      <text:p text:style-name="Normal"><text:span text:style-name="T34">The convolutional head performs slightly better.</text:span><text:span text:style-name="T35"><text:s/></text:span>This could be because of the fitting choice of a convolutional layer for an image. It gives the<text:s/><text:span text:style-name="T36">model</text:span><text:s/>a slight advantage<text:span text:style-name="T37"><text:s/>while using a similar amount of parameters</text:span></text:p>
      <text:h text:style-name="P38" text:outline-level="2">1.3.1</text:h>
      <text:p text:style-name="Normal">A transformer with shared queries and key performs slightly less worse than a normal transformer.<text:span text:style-name="T39"><text:s/></text:span>However it also has much less parameters, so this decrease in performance is justified.<text:span text:style-name="T40"><text:s/></text:span>Also it still performs much better than a linear or convolutional head.</text:p>
      <text:p text:style-name="Normal">Visually they don't look much different. When the normal transformer tends to color too much the Shared-Queries model tends to color not enough.<text:span text:style-name="T41"><text:s/></text:span>If a smaller model is desired the shared queries-keys seem like a valid option.</text:p>
      <text:h text:style-name="P42" text:outline-level="2">1.4</text:h>
      <text:p text:style-name="Normal">Linear layer performs the worst, even worse than a convolutional layer when they have a similar amount of parameters.<text:span text:style-name="T43"><text:s/></text:span>This could be because of the fitting choice of a convolutional layer for an image. It gives the<text:s/><text:span text:style-name="T44">model</text:span><text:s/>a slight advantage.</text:p>
      <text:p text:style-name="Normal">The transformer models perform much better but also have allot more parameters.<text:span text:style-name="T45"><text:s/></text:span>They should be chosen if the outcome is important and there are many resources to spend.</text:p>
      <text:p text:style-name="Normal">Overall<text:s/><text:span text:style-name="T46">all heads</text:span><text:s/>scored quite well<text:s/><text:span text:style-name="T47">should be</text:span><text:s/>due to the large prefitted model that they extend.</text:p>
      <text:p text:style-name="Normal">By analyzing the plots, it can be shown, that the transformers learn less smoothly compared to the linear layer.</text:p>
      <text:p text:style-name="P48"/>
      <text:p text:style-name="P49"><text:a xlink:href="https://github.com/Alken0/dl-lab-2023-cv/tree/main/results/segmentation/linear/2023_05_11_14_23_50" office:target-frame-name="_top" xlink:show="replace"><text:span text:style-name="T50">Plots and Images of the Linear Head</text:span></text:a></text:p>
      <text:p text:style-name="Normal"><text:a xlink:href="https://github.com/Alken0/dl-lab-2023-cv/tree/main/results/segmentation/convolutional/2023_05_11_15_59_44" office:target-frame-name="_top" xlink:show="replace"><text:span text:style-name="T51">Plots and Images of the Convo</text:span><text:bookmark-start text:name="_Hlt134983696"/><text:bookmark-start text:name="_Hlt134983697"/><text:span text:style-name="T52">l</text:span><text:bookmark-end text:name="_Hlt134983696"/><text:bookmark-end text:name="_Hlt134983697"/><text:span text:style-name="T53">utional Head</text:span></text:a></text:p>
      <text:p text:style-name="Normal"><text:a xlink:href="https://github.com/Alken0/dl-lab-2023-cv/tree/main/results/segmentation/transformer/2023_05_11_19_52_45" office:target-frame-name="_top" xlink:show="replace"><text:span text:style-name="T54">Plots and Images of the Transformer Head</text:span></text:a></text:p>
      <text:p text:style-name="Normal"><text:a xlink:href="https://github.com/Alken0/dl-lab-2023-cv/tree/main/results/segmentation/transformer/2023_05_11_19_01_04" office:target-frame-name="_top" xlink:show="replace"><text:span text:style-name="T55">Plots and Images of the Transformer Head with shared Q&amp;K</text:span></text:a></text:p>
      <text:p text:style-name="P56"/>
      <text:soft-page-break/>
      <text:h text:style-name="P57" text:outline-level="1">Task 2</text:h>
      <text:p text:style-name="P58">I had done the tasks before<text:s/>the error in the bleu-calculator was fixed<text:s/>and because of energy concerns I did not run all trainings again.<text:s/>All wrong scores are clearly marked to avoid confusion.</text:p>
      <text:h text:style-name="P59" text:outline-level="2">2.1</text:h>
      <text:list text:style-name="LFO4" text:continue-numbering="true">
        <text:list-item>
          <text:p text:style-name="P60"><text:span text:style-name="T61">blib_captioning.py:<text:s/></text:span><text:span text:style-name="T62">"bleu": 0.40</text:span><text:span text:style-name="T63">6</text:span><text:span text:style-name="T64"><text:s/>(using incorrect<text:s/></text:span><text:span text:style-name="T65">way of calculating bleu)</text:span><text:span text:style-name="T66"><text:line-break/></text:span><text:a xlink:href="https://github.com/Alken0/dl-lab-2023-cv/blob/main/results/eval_captioning/2023_05_09_00_14_56/captions_visualizer.pdf" office:target-frame-name="_top" xlink:show="replace"><text:span text:style-name="T67">Notebook</text:span><text:bookmark-start text:name="_Hlt134984788"/><text:bookmark-start text:name="_Hlt134984789"/><text:span text:style-name="T68"><text:s/></text:span><text:bookmark-end text:name="_Hlt134984788"/><text:bookmark-end text:name="_Hlt134984789"/><text:span text:style-name="T69">output</text:span></text:a></text:p>
        </text:list-item>
        <text:list-item>
          <text:p text:style-name="P70"><text:span text:style-name="T71">sampling:<text:s/></text:span></text:p>
          <text:list text:continue-numbering="true">
            <text:list-item>
              <text:p text:style-name="P72"><text:span text:style-name="T73">temp=1.0:<text:s/></text:span>"bleu": 0.156<text:span text:style-name="T74"><text:s/>(using incorrect way of calculating bleu)</text:span></text:p>
            </text:list-item>
            <text:list-item>
              <text:p text:style-name="P75">temp=0.7:<text:s/>"bleu": 0.238 (using incorrect way of calculating bleu)</text:p>
            </text:list-item>
            <text:list-item>
              <text:p text:style-name="P76">Why does the result improve with lower temperature?<text:line-break/>Having a higher temperature makes the output more exploratory and less accurate. In case of this training-setting this improves training but it is a hyperparameter and could be worse in a different scenario. In theory it makes sense to adjust the temperature over the duration of training (from exploratory to precise).</text:p>
            </text:list-item>
          </text:list>
        </text:list-item>
        <text:list-item>
          <text:p text:style-name="P77">Experiments:<text:line-break/>(everything not mentioned was done as in step b) sampling)</text:p>
        </text:list-item>
      </text:list>
      <text:list text:style-name="LFO5" text:continue-numbering="true">
        <text:list-item>
          <text:list>
            <text:list-item>
              <text:p text:style-name="P78">Experiment 1</text:p>
              <text:list text:continue-numbering="true">
                <text:list-item>
                  <text:p text:style-name="P79">Prompt: “The image introduces the viewer to”</text:p>
                </text:list-item>
                <text:list-item>
                  <text:p text:style-name="P80">Bleu:<text:s/>0.046 (correct score)</text:p>
                </text:list-item>
              </text:list>
            </text:list-item>
            <text:list-item>
              <text:p text:style-name="P81">Experiment 2</text:p>
              <text:list text:continue-numbering="true">
                <text:list-item>
                  <text:p text:style-name="P82">Prompt: “The viewer comes upon a strange view of”</text:p>
                </text:list-item>
                <text:list-item>
                  <text:p text:style-name="P83">Bleu:<text:s/>0.093<text:s/>(correct score)</text:p>
                </text:list-item>
              </text:list>
            </text:list-item>
            <text:list-item>
              <text:p text:style-name="P84">Experiment 3</text:p>
              <text:list text:continue-numbering="true">
                <text:list-item>
                  <text:p text:style-name="P85">Prompt: “an image of”</text:p>
                </text:list-item>
                <text:list-item>
                  <text:p text:style-name="P86">Bleu:<text:s/>0.260<text:s/>(correct score)<text:s/></text:p>
                </text:list-item>
              </text:list>
            </text:list-item>
            <text:list-item>
              <text:p text:style-name="P87">Results:<text:s/></text:p>
              <text:list text:continue-numbering="true">
                <text:list-item>
                  <text:p text:style-name="P88">long prompts seem to perform worse than the short version</text:p>
                </text:list-item>
                <text:list-item>
                  <text:p text:style-name="P89">for some reason the influencing of experiment 2 seems to work slightly better</text:p>
                </text:list-item>
              </text:list>
            </text:list-item>
          </text:list>
        </text:list-item>
      </text:list>
      <text:h text:style-name="P90" text:outline-level="2">2.2</text:h>
      <text:list text:style-name="LFO2" text:continue-numbering="true">
        <text:list-item>
          <text:p text:style-name="P91"><text:span text:style-name="T92">train_retrieval:<text:s/></text:span>"i_r1"<text:span text:style-name="T93">:<text:s/></text:span>0.427</text:p>
        </text:list-item>
        <text:list-item>
          <text:p text:style-name="P94"><text:span text:style-name="T95">finetune: “i_r1”:<text:s/></text:span><text:span text:style-name="T96">0.591</text:span></text:p>
          <text:list text:continue-numbering="true">
            <text:list-item>
              <text:p text:style-name="P97"><text:span text:style-name="T98">the score is better.<text:s/></text:span><text:span text:style-name="T99">The difference</text:span><text:span text:style-name="T100"><text:s/>can easily be explained by using a prior fitted network.</text:span><text:span text:style-name="T101"><text:s/>The network was already fitted on numerous images and is only adjusted to the current images. This gives a huge start-advantage.<text:s/></text:span></text:p>
            </text:list-item>
          </text:list>
        </text:list-item>
        <text:list-item>
          <text:p text:style-name="P102"><text:span text:style-name="T103">Experiments:</text:span><text:span text:style-name="T104"><text:line-break/>Goal: I wanted to see how the temperature affects the “normal” training from scratch</text:span></text:p>
          <text:list text:continue-numbering="true">
            <text:list-item>
              <text:p text:style-name="P105"><text:span text:style-name="T106">Experiment 1: temperature=0.5</text:span></text:p>
              <text:list text:continue-numbering="true">
                <text:list-item>
                  <text:p text:style-name="P107"><text:span text:style-name="T108">“i_r1”: 0.</text:span><text:span text:style-name="T109">324</text:span></text:p>
                </text:list-item>
              </text:list>
            </text:list-item>
            <text:list-item>
              <text:p text:style-name="P110"><text:span text:style-name="T111">Experiment 2: temperature=0.3</text:span></text:p>
              <text:list text:continue-numbering="true">
                <text:list-item>
                  <text:p text:style-name="P112">"i_r1": 0.385</text:p>
                </text:list-item>
              </text:list>
            </text:list-item>
            <text:list-item>
              <text:p text:style-name="P113"><text:span text:style-name="T114">Experiment 3: temperature=0.2</text:span></text:p>
              <text:list text:continue-numbering="true">
                <text:list-item>
                  <text:p text:style-name="P115">"i_r1": 0.429</text:p>
                </text:list-item>
              </text:list>
            </text:list-item>
            <text:list-item>
              <text:p text:style-name="P116"><text:span text:style-name="T117">Result:<text:s/></text:span></text:p>
              <text:list text:continue-numbering="true">
                <text:list-item>
                  <text:p text:style-name="P118"><text:span text:style-name="T119">by training from scratch and with a constant temperature, a value<text:s/></text:span><text:span text:style-name="T120">between 0.3 and 0.0 seems to work best (as 0.2 outperformed 0.1 slightly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 Bürgel</meta:initial-creator>
    <dc:creator>Jonas Bürgel</dc:creator>
    <meta:creation-date>2023-05-14T16:51:00Z</meta:creation-date>
    <dc:date>2023-05-14T19:29:00Z</dc:date>
    <meta:template xlink:href="Normal.dotm" xlink:type="simple"/>
    <meta:editing-cycles>9</meta:editing-cycles>
    <meta:editing-duration>PT9480S</meta:editing-duration>
    <meta:document-statistic meta:page-count="2" meta:paragraph-count="8" meta:word-count="624" meta:character-count="4178" meta:row-count="29" meta:non-whitespace-character-count="3562"/>
  </office:meta>
</office:document-meta>
</file>